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2.436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4d4d4d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">
      <style:table-cell-properties fo:background-color="#a6a6a6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">
      <style:table-cell-properties fo:background-color="#a6a6a6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3">
      <style:table-cell-properties fo:background-color="#a6a6a6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">
      <style:table-cell-properties fo:background-color="#a6a6a6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34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10"/>
        <table:table-column table:style-name="co5" table:default-cell-style-name="ce10"/>
        <table:table-column table:style-name="co6" table:default-cell-style-name="ce11"/>
        <table:table-column table:style-name="co7" table:default-cell-style-name="ce11"/>
        <table:table-column table:style-name="co8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EW BLUR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otal_pixels</text:p>
          </table:table-cell>
          <table:table-cell table:style-name="ce2" office:value-type="string" calcext:value-type="string">
            <text:p>blur_size</text:p>
          </table:table-cell>
          <table:table-cell table:style-name="ce2" office:value-type="string" calcext:value-type="string">
            <text:p>time_avg</text:p>
          </table:table-cell>
          <table:table-cell table:style-name="ce2" office:value-type="string" calcext:value-type="string">
            <text:p>caltime_avg</text:p>
          </table:table-cell>
          <table:table-cell table:style-name="ce2" office:value-type="string" calcext:value-type="string">
            <text:p>pixmem</text:p>
          </table:table-cell>
          <table:table-cell table:style-name="ce2" office:value-type="string" calcext:value-type="string">
            <text:p>pixop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pgm/small/bird_256x256.pgm</text:p>
          </table:table-cell>
          <table:table-cell table:style-name="ce5" table:formula="of:=256*256" office:value-type="float" office:value="65536" calcext:value-type="float" table:number-columns-spanned="1" table:number-rows-spanned="5">
            <text:p>65536</text:p>
          </table:table-cell>
          <table:table-cell office:value-type="string" calcext:value-type="string">
            <text:p>2,2</text:p>
          </table:table-cell>
          <table:table-cell office:value-type="float" office:value="0.0006858" calcext:value-type="float">
            <text:p>0,0006858</text:p>
          </table:table-cell>
          <table:table-cell office:value-type="float" office:value="0.000412" calcext:value-type="float">
            <text:p>0,0004120</text:p>
          </table:table-cell>
          <table:table-cell office:value-type="float" office:value="652800" calcext:value-type="float">
            <text:p>652800</text:p>
          </table:table-cell>
          <table:table-cell office:value-type="float" office:value="587776" calcext:value-type="float">
            <text:p>58777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4,4</text:p>
          </table:table-cell>
          <table:table-cell office:value-type="float" office:value="0.0006978" calcext:value-type="float">
            <text:p>0,0006978</text:p>
          </table:table-cell>
          <table:table-cell office:value-type="float" office:value="0.0004324" calcext:value-type="float">
            <text:p>0,0004324</text:p>
          </table:table-cell>
          <table:table-cell office:value-type="float" office:value="652800" calcext:value-type="float">
            <text:p>652800</text:p>
          </table:table-cell>
          <table:table-cell office:value-type="float" office:value="587776" calcext:value-type="float">
            <text:p>58777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8,8</text:p>
          </table:table-cell>
          <table:table-cell office:value-type="float" office:value="0.0007136" calcext:value-type="float">
            <text:p>0,0007136</text:p>
          </table:table-cell>
          <table:table-cell office:value-type="float" office:value="0.000423" calcext:value-type="float">
            <text:p>0,0004230</text:p>
          </table:table-cell>
          <table:table-cell office:value-type="float" office:value="652800" calcext:value-type="float">
            <text:p>652800</text:p>
          </table:table-cell>
          <table:table-cell office:value-type="float" office:value="587776" calcext:value-type="float">
            <text:p>58777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16,16</text:p>
          </table:table-cell>
          <table:table-cell office:value-type="float" office:value="0.0007946" calcext:value-type="float">
            <text:p>0,0007946</text:p>
          </table:table-cell>
          <table:table-cell office:value-type="float" office:value="0.00041" calcext:value-type="float">
            <text:p>0,0004100</text:p>
          </table:table-cell>
          <table:table-cell office:value-type="float" office:value="652800" calcext:value-type="float">
            <text:p>652800</text:p>
          </table:table-cell>
          <table:table-cell office:value-type="float" office:value="587776" calcext:value-type="float">
            <text:p>587776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32,32</text:p>
          </table:table-cell>
          <table:table-cell office:value-type="float" office:value="0.0008122" calcext:value-type="float">
            <text:p>0,0008122</text:p>
          </table:table-cell>
          <table:table-cell office:value-type="float" office:value="0.0004192" calcext:value-type="float">
            <text:p>0,0004192</text:p>
          </table:table-cell>
          <table:table-cell office:value-type="float" office:value="652800" calcext:value-type="float">
            <text:p>652800</text:p>
          </table:table-cell>
          <table:table-cell office:value-type="float" office:value="587776" calcext:value-type="float">
            <text:p>58777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pgm/medium/mandrill_512x512.pgm</text:p>
          </table:table-cell>
          <table:table-cell table:style-name="ce7" table:formula="of:=512*512" office:value-type="float" office:value="262144" calcext:value-type="float" table:number-columns-spanned="1" table:number-rows-spanned="5">
            <text:p>262 144</text:p>
          </table:table-cell>
          <table:table-cell office:value-type="string" calcext:value-type="string">
            <text:p>2,2</text:p>
          </table:table-cell>
          <table:table-cell office:value-type="float" office:value="0.0031538" calcext:value-type="float">
            <text:p>0,0031538</text:p>
          </table:table-cell>
          <table:table-cell office:value-type="float" office:value="0.0016438" calcext:value-type="float">
            <text:p>0,0016438</text:p>
          </table:table-cell>
          <table:table-cell office:value-type="float" office:value="2616320" calcext:value-type="float">
            <text:p>2616320</text:p>
          </table:table-cell>
          <table:table-cell office:value-type="float" office:value="2355200" calcext:value-type="float">
            <text:p>23552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4,4</text:p>
          </table:table-cell>
          <table:table-cell office:value-type="float" office:value="0.0031164" calcext:value-type="float">
            <text:p>0,0031164</text:p>
          </table:table-cell>
          <table:table-cell office:value-type="float" office:value="0.0016228" calcext:value-type="float">
            <text:p>0,0016228</text:p>
          </table:table-cell>
          <table:table-cell office:value-type="float" office:value="2616320" calcext:value-type="float">
            <text:p>2616320</text:p>
          </table:table-cell>
          <table:table-cell office:value-type="float" office:value="2355200" calcext:value-type="float">
            <text:p>23552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8,8</text:p>
          </table:table-cell>
          <table:table-cell office:value-type="float" office:value="0.003109" calcext:value-type="float">
            <text:p>0,0031090</text:p>
          </table:table-cell>
          <table:table-cell office:value-type="float" office:value="0.001619" calcext:value-type="float">
            <text:p>0,0016190</text:p>
          </table:table-cell>
          <table:table-cell office:value-type="float" office:value="2616320" calcext:value-type="float">
            <text:p>2616320</text:p>
          </table:table-cell>
          <table:table-cell office:value-type="float" office:value="2355200" calcext:value-type="float">
            <text:p>23552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16,16</text:p>
          </table:table-cell>
          <table:table-cell office:value-type="float" office:value="0.0031334" calcext:value-type="float">
            <text:p>0,0031334</text:p>
          </table:table-cell>
          <table:table-cell office:value-type="float" office:value="0.001625" calcext:value-type="float">
            <text:p>0,0016250</text:p>
          </table:table-cell>
          <table:table-cell office:value-type="float" office:value="2616320" calcext:value-type="float">
            <text:p>2616320</text:p>
          </table:table-cell>
          <table:table-cell office:value-type="float" office:value="2355200" calcext:value-type="float">
            <text:p>23552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32,32</text:p>
          </table:table-cell>
          <table:table-cell office:value-type="float" office:value="0.0035038" calcext:value-type="float">
            <text:p>0,0035038</text:p>
          </table:table-cell>
          <table:table-cell office:value-type="float" office:value="0.001704" calcext:value-type="float">
            <text:p>0,0017040</text:p>
          </table:table-cell>
          <table:table-cell office:value-type="float" office:value="2616320" calcext:value-type="float">
            <text:p>2616320</text:p>
          </table:table-cell>
          <table:table-cell office:value-type="float" office:value="2355200" calcext:value-type="float">
            <text:p>23552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pgm/large/airfield-05_1600x1200.pgm</text:p>
          </table:table-cell>
          <table:table-cell table:style-name="ce5" table:formula="of:=1600*1200" office:value-type="float" office:value="1920000" calcext:value-type="float" table:number-columns-spanned="1" table:number-rows-spanned="5">
            <text:p>1920000</text:p>
          </table:table-cell>
          <table:table-cell office:value-type="string" calcext:value-type="string">
            <text:p>2,2</text:p>
          </table:table-cell>
          <table:table-cell office:value-type="float" office:value="0.0341232" calcext:value-type="float">
            <text:p>0,0341232</text:p>
          </table:table-cell>
          <table:table-cell office:value-type="float" office:value="0.0118988" calcext:value-type="float">
            <text:p>0,0118988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7268800" calcext:value-type="float">
            <text:p>172688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4,4</text:p>
          </table:table-cell>
          <table:table-cell office:value-type="float" office:value="0.0277814" calcext:value-type="float">
            <text:p>0,0277814</text:p>
          </table:table-cell>
          <table:table-cell office:value-type="float" office:value="0.0114088" calcext:value-type="float">
            <text:p>0,0114088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7268800" calcext:value-type="float">
            <text:p>172688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8,8</text:p>
          </table:table-cell>
          <table:table-cell office:value-type="float" office:value="0.0243188" calcext:value-type="float">
            <text:p>0,0243188</text:p>
          </table:table-cell>
          <table:table-cell office:value-type="float" office:value="0.0109362" calcext:value-type="float">
            <text:p>0,0109362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7268800" calcext:value-type="float">
            <text:p>172688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16,16</text:p>
          </table:table-cell>
          <table:table-cell office:value-type="float" office:value="0.0213042" calcext:value-type="float">
            <text:p>0,0213042</text:p>
          </table:table-cell>
          <table:table-cell office:value-type="float" office:value="0.0110166" calcext:value-type="float">
            <text:p>0,0110166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7268800" calcext:value-type="float">
            <text:p>17268800</text:p>
          </table:table-cell>
          <table:table-cell table:number-columns-repeated="4"/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32,32</text:p>
          </table:table-cell>
          <table:table-cell office:value-type="float" office:value="0.0211648" calcext:value-type="float">
            <text:p>0,0211648</text:p>
          </table:table-cell>
          <table:table-cell office:value-type="float" office:value="0.0109944" calcext:value-type="float">
            <text:p>0,0109944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17268800" calcext:value-type="float">
            <text:p>17268800</text:p>
          </table:table-cell>
          <table:table-cell table:number-columns-repeated="4"/>
        </table:table-row>
      </table:table>
      <table:table table:name="old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10"/>
        <table:table-column table:style-name="co9" table:default-cell-style-name="ce10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1" office:value-type="string" calcext:value-type="string">
            <text:p>OLD BLUR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otal_pixels</text:p>
          </table:table-cell>
          <table:table-cell table:style-name="ce2" office:value-type="string" calcext:value-type="string">
            <text:p>blur_size</text:p>
          </table:table-cell>
          <table:table-cell table:style-name="ce2" office:value-type="string" calcext:value-type="string">
            <text:p>time_avg</text:p>
          </table:table-cell>
          <table:table-cell table:style-name="ce2" office:value-type="string" calcext:value-type="string">
            <text:p>caltime_avg</text:p>
          </table:table-cell>
          <table:table-cell table:style-name="ce2" office:value-type="string" calcext:value-type="string">
            <text:p>pixmem</text:p>
          </table:table-cell>
          <table:table-cell table:style-name="ce2" office:value-type="string" calcext:value-type="string">
            <text:p>pixop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pgm/small/bird_256x256.pgm</text:p>
          </table:table-cell>
          <table:table-cell table:style-name="ce5" table:formula="of:=256*256" office:value-type="float" office:value="65536" calcext:value-type="float" table:number-columns-spanned="1" table:number-rows-spanned="5">
            <text:p>65536</text:p>
          </table:table-cell>
          <table:table-cell office:value-type="string" calcext:value-type="string">
            <text:p>2,2</text:p>
          </table:table-cell>
          <table:table-cell office:value-type="float" office:value="0.0059356" calcext:value-type="float">
            <text:p>0,0059356</text:p>
          </table:table-cell>
          <table:table-cell office:value-type="float" office:value="0.0035752" calcext:value-type="float">
            <text:p>0,0035752</text:p>
          </table:table-cell>
          <table:table-cell office:value-type="float" office:value="4296786980" calcext:value-type="float">
            <text:p>4296786980</text:p>
          </table:table-cell>
          <table:table-cell office:value-type="float" office:value="1688612" calcext:value-type="float">
            <text:p>1688612</text:p>
          </table:table-cell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4,4</text:p>
          </table:table-cell>
          <table:table-cell office:value-type="float" office:value="0.017876" calcext:value-type="float">
            <text:p>0,0178760</text:p>
          </table:table-cell>
          <table:table-cell office:value-type="float" office:value="0.0106496" calcext:value-type="float">
            <text:p>0,0106496</text:p>
          </table:table-cell>
          <table:table-cell office:value-type="float" office:value="4300380560" calcext:value-type="float">
            <text:p>4300380560</text:p>
          </table:table-cell>
          <table:table-cell office:value-type="float" office:value="5282192" calcext:value-type="float">
            <text:p>5282192</text:p>
          </table:table-cell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8,8</text:p>
          </table:table-cell>
          <table:table-cell office:value-type="float" office:value="0.0702008" calcext:value-type="float">
            <text:p>0,0702008</text:p>
          </table:table-cell>
          <table:table-cell office:value-type="float" office:value="0.0348474" calcext:value-type="float">
            <text:p>0,0348474</text:p>
          </table:table-cell>
          <table:table-cell office:value-type="float" office:value="4313482304" calcext:value-type="float">
            <text:p>4313482304</text:p>
          </table:table-cell>
          <table:table-cell office:value-type="float" office:value="18383936" calcext:value-type="float">
            <text:p>18383936</text:p>
          </table:table-cell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16,16</text:p>
          </table:table-cell>
          <table:table-cell office:value-type="float" office:value="0.2745022" calcext:value-type="float">
            <text:p>0,2745022</text:p>
          </table:table-cell>
          <table:table-cell office:value-type="float" office:value="0.1305728" calcext:value-type="float">
            <text:p>0,1305728</text:p>
          </table:table-cell>
          <table:table-cell office:value-type="float" office:value="4362010880" calcext:value-type="float">
            <text:p>4362010880</text:p>
          </table:table-cell>
          <table:table-cell office:value-type="float" office:value="66912512" calcext:value-type="float">
            <text:p>66912512</text:p>
          </table:table-cell>
        </table:table-row>
        <table:table-row table:style-name="ro1">
          <table:covered-table-cell office:value-type="string" calcext:value-type="string">
            <text:p>pgm/small/bird_256x256.pgm</text:p>
          </table:covered-table-cell>
          <table:covered-table-cell table:formula="of:=256*256" office:value-type="float" office:value="65536" calcext:value-type="float">
            <text:p>65536</text:p>
          </table:covered-table-cell>
          <table:table-cell office:value-type="string" calcext:value-type="string">
            <text:p>32,32</text:p>
          </table:table-cell>
          <table:table-cell office:value-type="float" office:value="0.9731318" calcext:value-type="float">
            <text:p>0,9731318</text:p>
          </table:table-cell>
          <table:table-cell office:value-type="float" office:value="0.4801258" calcext:value-type="float">
            <text:p>0,4801258</text:p>
          </table:table-cell>
          <table:table-cell office:value-type="float" office:value="4538024960" calcext:value-type="float">
            <text:p>4538024960</text:p>
          </table:table-cell>
          <table:table-cell office:value-type="float" office:value="242926592" calcext:value-type="float">
            <text:p>242926592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pgm/medium/mandrill_512x512.pgm</text:p>
          </table:table-cell>
          <table:table-cell table:style-name="ce7" table:formula="of:=512*512" office:value-type="float" office:value="262144" calcext:value-type="float" table:number-columns-spanned="1" table:number-rows-spanned="5">
            <text:p>262 144</text:p>
          </table:table-cell>
          <table:table-cell office:value-type="string" calcext:value-type="string">
            <text:p>2,2</text:p>
          </table:table-cell>
          <table:table-cell office:value-type="float" office:value="0.0287268" calcext:value-type="float">
            <text:p>0,0287268</text:p>
          </table:table-cell>
          <table:table-cell office:value-type="float" office:value="0.0140812" calcext:value-type="float">
            <text:p>0,0140812</text:p>
          </table:table-cell>
          <table:table-cell office:value-type="float" office:value="68726786084" calcext:value-type="float">
            <text:p>68726786084</text:p>
          </table:table-cell>
          <table:table-cell office:value-type="float" office:value="6785060" calcext:value-type="float">
            <text:p>6785060</text:p>
          </table:table-cell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4,4</text:p>
          </table:table-cell>
          <table:table-cell office:value-type="float" office:value="0.084054" calcext:value-type="float">
            <text:p>0,0840540</text:p>
          </table:table-cell>
          <table:table-cell office:value-type="float" office:value="0.0417282" calcext:value-type="float">
            <text:p>0,0417282</text:p>
          </table:table-cell>
          <table:table-cell office:value-type="float" office:value="68741312912" calcext:value-type="float">
            <text:p>68741312912</text:p>
          </table:table-cell>
          <table:table-cell office:value-type="float" office:value="21311888" calcext:value-type="float">
            <text:p>21311888</text:p>
          </table:table-cell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8,8</text:p>
          </table:table-cell>
          <table:table-cell office:value-type="float" office:value="0.2952606" calcext:value-type="float">
            <text:p>0,2952606</text:p>
          </table:table-cell>
          <table:table-cell office:value-type="float" office:value="0.1448976" calcext:value-type="float">
            <text:p>0,1448976</text:p>
          </table:table-cell>
          <table:table-cell office:value-type="float" office:value="68794774592" calcext:value-type="float">
            <text:p>68794774592</text:p>
          </table:table-cell>
          <table:table-cell office:value-type="float" office:value="74773568" calcext:value-type="float">
            <text:p>74773568</text:p>
          </table:table-cell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16,16</text:p>
          </table:table-cell>
          <table:table-cell office:value-type="float" office:value="1.129202" calcext:value-type="float">
            <text:p>1,1292020</text:p>
          </table:table-cell>
          <table:table-cell office:value-type="float" office:value="0.5536942" calcext:value-type="float">
            <text:p>0,5536942</text:p>
          </table:table-cell>
          <table:table-cell office:value-type="float" office:value="68996620544" calcext:value-type="float">
            <text:p>68996620544</text:p>
          </table:table-cell>
          <table:table-cell office:value-type="float" office:value="276619520" calcext:value-type="float">
            <text:p>276619520</text:p>
          </table:table-cell>
        </table:table-row>
        <table:table-row table:style-name="ro1">
          <table:covered-table-cell office:value-type="string" calcext:value-type="string">
            <text:p>pgm/medium/mandrill_512x512.pgm</text:p>
          </table:covered-table-cell>
          <table:covered-table-cell table:style-name="ce8" table:formula="of:=512*512" office:value-type="float" office:value="262144" calcext:value-type="float">
            <text:p>262 144</text:p>
          </table:covered-table-cell>
          <table:table-cell office:value-type="string" calcext:value-type="string">
            <text:p>32,32</text:p>
          </table:table-cell>
          <table:table-cell office:value-type="float" office:value="4.2266588" calcext:value-type="float">
            <text:p>4,2266588</text:p>
          </table:table-cell>
          <table:table-cell office:value-type="float" office:value="2.0279902" calcext:value-type="float">
            <text:p>2,0279902</text:p>
          </table:table-cell>
          <table:table-cell office:value-type="float" office:value="69758649344" calcext:value-type="float">
            <text:p>69758649344</text:p>
          </table:table-cell>
          <table:table-cell office:value-type="float" office:value="1038648320" calcext:value-type="float">
            <text:p>103864832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pgm/large/airfield-05_1600x1200.pgm</text:p>
          </table:table-cell>
          <table:table-cell table:style-name="ce5" table:formula="of:=1600*1200" office:value-type="float" office:value="1920000" calcext:value-type="float" table:number-columns-spanned="1" table:number-rows-spanned="5">
            <text:p>1920000</text:p>
          </table:table-cell>
          <table:table-cell office:value-type="string" calcext:value-type="string">
            <text:p>2,2</text:p>
          </table:table-cell>
          <table:table-cell office:value-type="float" office:value="0.2144422" calcext:value-type="float">
            <text:p>0,2144422</text:p>
          </table:table-cell>
          <table:table-cell office:value-type="float" office:value="0.1049234" calcext:value-type="float">
            <text:p>0,1049234</text:p>
          </table:table-cell>
          <table:table-cell office:value-type="float" office:value="3686453676036" calcext:value-type="float">
            <text:p>3686453676036</text:p>
          </table:table-cell>
          <table:table-cell office:value-type="float" office:value="49836036" calcext:value-type="float">
            <text:p>49836036</text:p>
          </table:table-cell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4,4</text:p>
          </table:table-cell>
          <table:table-cell office:value-type="float" office:value="0.6583312" calcext:value-type="float">
            <text:p>0,6583312</text:p>
          </table:table-cell>
          <table:table-cell office:value-type="float" office:value="0.322568" calcext:value-type="float">
            <text:p>0,3225680</text:p>
          </table:table-cell>
          <table:table-cell office:value-type="float" office:value="3686560776400" calcext:value-type="float">
            <text:p>3686560776400</text:p>
          </table:table-cell>
          <table:table-cell office:value-type="float" office:value="156936400" calcext:value-type="float">
            <text:p>156936400</text:p>
          </table:table-cell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8,8</text:p>
          </table:table-cell>
          <table:table-cell office:value-type="float" office:value="2.2454656" calcext:value-type="float">
            <text:p>2,2454656</text:p>
          </table:table-cell>
          <table:table-cell office:value-type="float" office:value="1.0791908" calcext:value-type="float">
            <text:p>1,0791908</text:p>
          </table:table-cell>
          <table:table-cell office:value-type="float" office:value="3686957217984" calcext:value-type="float">
            <text:p>3686957217984</text:p>
          </table:table-cell>
          <table:table-cell office:value-type="float" office:value="553377984" calcext:value-type="float">
            <text:p>553377984</text:p>
          </table:table-cell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16,16</text:p>
          </table:table-cell>
          <table:table-cell office:value-type="float" office:value="8.4322824" calcext:value-type="float">
            <text:p>8,4322824</text:p>
          </table:table-cell>
          <table:table-cell office:value-type="float" office:value="4.2135932" calcext:value-type="float">
            <text:p>4,2135932</text:p>
          </table:table-cell>
          <table:table-cell office:value-type="float" office:value="3688471581184" calcext:value-type="float">
            <text:p>3688471581184</text:p>
          </table:table-cell>
          <table:table-cell office:value-type="float" office:value="2067741184" calcext:value-type="float">
            <text:p>2067741184</text:p>
          </table:table-cell>
        </table:table-row>
        <table:table-row table:style-name="ro1">
          <table:covered-table-cell office:value-type="string" calcext:value-type="string">
            <text:p>pgm/large/airfield-05_1600x1200.pgm</text:p>
          </table:covered-table-cell>
          <table:covered-table-cell table:formula="of:=1600*1200" office:value-type="float" office:value="1920000" calcext:value-type="float">
            <text:p>1920000</text:p>
          </table:covered-table-cell>
          <table:table-cell office:value-type="string" calcext:value-type="string">
            <text:p>32,32</text:p>
          </table:table-cell>
          <table:table-cell office:value-type="float" office:value="31.914128" calcext:value-type="float">
            <text:p>31,9141280</text:p>
          </table:table-cell>
          <table:table-cell office:value-type="float" office:value="15.1955802" calcext:value-type="float">
            <text:p>15,1955802</text:p>
          </table:table-cell>
          <table:table-cell office:value-type="float" office:value="3694326683136" calcext:value-type="float">
            <text:p>3694326683136</text:p>
          </table:table-cell>
          <table:table-cell office:value-type="float" office:value="7922843136" calcext:value-type="float">
            <text:p>7922843136</text:p>
          </table:table-cell>
        </table:table-row>
        <calcext:sparkline-groups>
          <calcext:sparkline-group calcext:id="{1EBFF39C-5447-4A2E-88C4-6455505CDAEC}" calcext:type="line" calcext:line-width="0.75pt" calcext:display-empty-cells-as="zero" calcext:min-axis-type="individual" calcext:max-axis-type="individual" calcext:color-axis="#ff0000">
            <calcext:sparklines>
              <calcext:sparkline calcext:cell-address="old.D3" calcext:data-range="old.C3:old.C3"/>
              <calcext:sparkline calcext:cell-address="old.D4" calcext:data-range="old.C4:old.C4"/>
              <calcext:sparkline calcext:cell-address="old.D5" calcext:data-range="old.C5:old.C5"/>
              <calcext:sparkline calcext:cell-address="old.D6" calcext:data-range="old.C6:old.C6"/>
              <calcext:sparkline calcext:cell-address="old.D7" calcext:data-range="old.C7:old.C7"/>
              <calcext:sparkline calcext:cell-address="old.D8" calcext:data-range="old.C8:old.C8"/>
              <calcext:sparkline calcext:cell-address="old.D9" calcext:data-range="old.C9:old.C9"/>
              <calcext:sparkline calcext:cell-address="old.D10" calcext:data-range="old.C10:old.C10"/>
              <calcext:sparkline calcext:cell-address="old.D11" calcext:data-range="old.C11:old.C11"/>
              <calcext:sparkline calcext:cell-address="old.D12" calcext:data-range="old.C12:old.C12"/>
              <calcext:sparkline calcext:cell-address="old.D13" calcext:data-range="old.C13:old.C13"/>
              <calcext:sparkline calcext:cell-address="old.D14" calcext:data-range="old.C14:old.C14"/>
              <calcext:sparkline calcext:cell-address="old.D15" calcext:data-range="old.C15:old.C15"/>
              <calcext:sparkline calcext:cell-address="old.D16" calcext:data-range="old.C16:old.C16"/>
              <calcext:sparkline calcext:cell-address="old.D17" calcext:data-range="old.C17:old.C17"/>
            </calcext:sparklines>
          </calcext:sparkline-group>
        </calcext:sparkline-groups>
      </table:table>
      <table:named-expressions/>
      <table:database-ranges>
        <table:database-range table:name="__Anonymous_Sheet_DB__0" table:target-range-address="new.A2:new.G17" table:display-filter-buttons="true"/>
        <table:database-range table:name="__Anonymous_Sheet_DB__1" table:target-range-address="old.A2:old.G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_20_de_20_seta_20_1" draw:display-name="Ponta de set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04:18:34.884388089</dc:date>
    <dc:creator>João Diogo Craveiro Ferreira</dc:creator>
    <meta:editing-duration>PT52M7S</meta:editing-duration>
    <meta:editing-cycles>2</meta:editing-cycles>
    <meta:generator>LibreOffice/7.6.2.1$Linux_X86_64 LibreOffice_project/60$Build-1</meta:generator>
    <meta:document-statistic meta:table-count="2" meta:cell-count="226" meta:object-count="0"/>
  </office:meta>
</office:document-meta>
</file>